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otted_20__28_var_29_" svg:stroke-width="0.051cm" svg:stroke-color="#00008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Line_20_Arrow" draw:marker-end-width="0.20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532cm" svg:height="0.897cm" svg:x="10.857cm" svg:y="4.495cm">
          <text:p/>
        </draw:rect>
        <draw:rect draw:style-name="gr1" draw:text-style-name="P1" draw:layer="layout" svg:width="0.532cm" svg:height="1.407cm" svg:x="10.301cm" svg:y="3.984cm">
          <text:p/>
        </draw:rect>
        <draw:rect draw:style-name="gr1" draw:text-style-name="P1" draw:layer="layout" svg:width="0.818cm" svg:height="2.236cm" svg:x="5.334cm" svg:y="3.154cm">
          <text:p/>
        </draw:rect>
        <draw:line draw:style-name="gr1" draw:text-style-name="P1" draw:layer="layout" svg:x1="4.714cm" svg:y1="2.483cm" svg:x2="4.7cm" svg:y2="5.418cm">
          <text:p/>
        </draw:line>
        <draw:line draw:style-name="gr1" draw:text-style-name="P1" draw:layer="layout" svg:x1="9.142cm" svg:y1="2.484cm" svg:x2="9.128cm" svg:y2="5.419cm">
          <text:p/>
        </draw:line>
        <draw:line draw:style-name="gr1" draw:text-style-name="P1" draw:layer="layout" svg:x1="13.914cm" svg:y1="2.485cm" svg:x2="13.9cm" svg:y2="5.42cm">
          <text:p/>
        </draw:line>
        <draw:line draw:style-name="gr1" draw:text-style-name="P1" draw:layer="layout" svg:x1="7.423cm" svg:y1="5.419cm" svg:x2="4.7cm" svg:y2="5.419cm">
          <text:p/>
        </draw:line>
        <draw:line draw:style-name="gr1" draw:text-style-name="P1" draw:layer="layout" svg:x1="11.854cm" svg:y1="5.419cm" svg:x2="9.131cm" svg:y2="5.419cm">
          <text:p/>
        </draw:line>
        <draw:line draw:style-name="gr1" draw:text-style-name="P1" draw:layer="layout" svg:x1="16.655cm" svg:y1="5.419cm" svg:x2="13.918cm" svg:y2="5.419cm">
          <text:p/>
        </draw:line>
        <draw:rect draw:style-name="gr1" draw:text-style-name="P1" draw:layer="layout" svg:width="0.818cm" svg:height="1.121cm" svg:x="6.169cm" svg:y="4.277cm">
          <text:p/>
        </draw:rect>
        <draw:path draw:style-name="gr2" draw:text-style-name="P1" draw:layer="layout" svg:width="2.179cm" svg:height="2.546cm" svg:x="5.215cm" svg:y="2.575cm" svg:viewBox="0 0 2180 2547" svg:d="m0 0c21 275 85 543 85 536s176 381 176 381l268 381 381 395 452 339c0 0 550 360 543 353s275 162 275 162">
          <text:p/>
        </draw:path>
        <draw:rect draw:style-name="gr1" draw:text-style-name="P1" draw:layer="layout" svg:width="0.532cm" svg:height="2.236cm" svg:x="9.748cm" svg:y="3.168cm">
          <text:p/>
        </draw:rect>
        <draw:path draw:style-name="gr2" draw:text-style-name="P1" draw:layer="layout" svg:width="2.179cm" svg:height="2.546cm" svg:x="9.636cm" svg:y="2.576cm" svg:viewBox="0 0 2180 2547" svg:d="m0 0c21 275 85 543 85 536s176 381 176 381l268 381 381 395 452 339c0 0 550 360 543 353s275 162 275 162">
          <text:p/>
        </draw:path>
        <draw:path draw:style-name="gr2" draw:text-style-name="P1" draw:layer="layout" svg:width="2.179cm" svg:height="2.546cm" svg:x="14.394cm" svg:y="2.577cm" svg:viewBox="0 0 2180 2547" svg:d="m0 0c21 275 85 543 85 536s176 381 176 381l268 381 381 395 452 339c0 0 550 360 543 353s275 162 275 162">
          <text:p/>
        </draw:path>
        <draw:line draw:style-name="gr3" draw:text-style-name="P1" draw:layer="layout" svg:x1="4.699cm" svg:y1="4.847cm" svg:x2="6.985cm" svg:y2="4.868cm">
          <text:p/>
        </draw:line>
        <draw:line draw:style-name="gr3" draw:text-style-name="P1" draw:layer="layout" svg:x1="4.699cm" svg:y1="3.163cm" svg:x2="5.313cm" svg:y2="3.163cm">
          <text:p/>
        </draw:line>
        <draw:frame draw:style-name="gr4" draw:text-style-name="P3" draw:layer="layout" svg:width="0.921cm" svg:height="0.826cm" svg:x="3.971cm" svg:y="2.732cm">
          <draw:text-box>
            <text:p text:style-name="P2"><text:span text:style-name="T1">P</text:span><text:span text:style-name="T2">2</text:span></text:p>
          </draw:text-box>
        </draw:frame>
        <draw:frame draw:style-name="gr4" draw:text-style-name="P3" draw:layer="layout" svg:width="0.921cm" svg:height="0.826cm" svg:x="3.971cm" svg:y="4.432cm">
          <draw:text-box>
            <text:p text:style-name="P2"><text:span text:style-name="T1">P</text:span><text:span text:style-name="T3">1</text:span></text:p>
          </draw:text-box>
        </draw:frame>
        <draw:frame draw:style-name="gr4" draw:text-style-name="P3" draw:layer="layout" svg:width="0.921cm" svg:height="0.826cm" svg:x="6.573cm" svg:y="5.332cm">
          <draw:text-box>
            <text:p text:style-name="P2"><text:span text:style-name="T4">V</text:span><text:span text:style-name="T3">2</text:span></text:p>
          </draw:text-box>
        </draw:frame>
        <draw:frame draw:style-name="gr4" draw:text-style-name="P3" draw:layer="layout" svg:width="0.921cm" svg:height="0.826cm" svg:x="4.925cm" svg:y="5.332cm">
          <draw:text-box>
            <text:p text:style-name="P2"><text:span text:style-name="T4">V</text:span><text:span text:style-name="T3">1</text:span></text:p>
          </draw:text-box>
        </draw:frame>
        <draw:frame draw:style-name="gr4" draw:text-style-name="P3" draw:layer="layout" svg:width="0.988cm" svg:height="0.826cm" svg:x="5.254cm" svg:y="2.448cm">
          <draw:text-box>
            <text:p text:style-name="P2"><text:span text:style-name="T1">m</text:span><text:span text:style-name="T2">1</text:span></text:p>
          </draw:text-box>
        </draw:frame>
        <draw:frame draw:style-name="gr4" draw:text-style-name="P3" draw:layer="layout" svg:width="0.988cm" svg:height="0.826cm" svg:x="6.082cm" svg:y="3.548cm">
          <draw:text-box>
            <text:p text:style-name="P2"><text:span text:style-name="T1">m</text:span><text:span text:style-name="T3">2</text:span></text:p>
          </draw:text-box>
        </draw:frame>
        <draw:frame draw:style-name="gr4" draw:text-style-name="P3" draw:layer="layout" svg:width="3.846cm" svg:height="0.725cm" svg:x="3.864cm" svg:y="5.865cm">
          <draw:text-box>
            <text:p text:style-name="P2"><text:span text:style-name="T5">Two-step process</text:span></text:p>
          </draw:text-box>
        </draw:frame>
        <draw:frame draw:style-name="gr4" draw:text-style-name="P3" draw:layer="layout" svg:width="4.155cm" svg:height="0.725cm" svg:x="8.593cm" svg:y="5.865cm">
          <draw:text-box>
            <text:p text:style-name="P2"><text:span text:style-name="T5">Three-step process</text:span></text:p>
          </draw:text-box>
        </draw:frame>
        <draw:frame draw:style-name="gr4" draw:text-style-name="P3" draw:layer="layout" svg:width="0.921cm" svg:height="0.826cm" svg:x="9.326cm" svg:y="5.332cm">
          <draw:text-box>
            <text:p text:style-name="P2"><text:span text:style-name="T4">V</text:span><text:span text:style-name="T3">1</text:span></text:p>
          </draw:text-box>
        </draw:frame>
        <draw:frame draw:style-name="gr4" draw:text-style-name="P3" draw:layer="layout" svg:width="0.921cm" svg:height="0.826cm" svg:x="10.974cm" svg:y="5.332cm">
          <draw:text-box>
            <text:p text:style-name="P2"><text:span text:style-name="T4">V</text:span><text:span text:style-name="T3">2</text:span></text:p>
          </draw:text-box>
        </draw:frame>
        <draw:frame draw:style-name="gr4" draw:text-style-name="P3" draw:layer="layout" svg:width="0.921cm" svg:height="0.826cm" svg:x="8.372cm" svg:y="4.432cm">
          <draw:text-box>
            <text:p text:style-name="P2"><text:span text:style-name="T1">P</text:span><text:span text:style-name="T3">1</text:span></text:p>
          </draw:text-box>
        </draw:frame>
        <draw:frame draw:style-name="gr4" draw:text-style-name="P3" draw:layer="layout" svg:width="0.921cm" svg:height="0.826cm" svg:x="8.372cm" svg:y="2.732cm">
          <draw:text-box>
            <text:p text:style-name="P2"><text:span text:style-name="T1">P</text:span><text:span text:style-name="T2">2</text:span></text:p>
          </draw:text-box>
        </draw:frame>
        <draw:frame draw:style-name="gr4" draw:text-style-name="P3" draw:layer="layout" svg:width="4.35cm" svg:height="0.725cm" svg:x="13.687cm" svg:y="5.865cm">
          <draw:text-box>
            <text:p text:style-name="P2"><text:span text:style-name="T5">Infinitely many steps</text:span></text:p>
          </draw:text-box>
        </draw:frame>
        <draw:line draw:style-name="gr3" draw:text-style-name="P1" draw:layer="layout" svg:x1="9.106cm" svg:y1="4.848cm" svg:x2="11.392cm" svg:y2="4.869cm">
          <text:p/>
        </draw:line>
        <draw:line draw:style-name="gr3" draw:text-style-name="P1" draw:layer="layout" svg:x1="9.141cm" svg:y1="3.163cm" svg:x2="9.755cm" svg:y2="3.163cm">
          <text:p/>
        </draw:line>
        <draw:line draw:style-name="gr3" draw:text-style-name="P1" draw:layer="layout" svg:x1="13.899cm" svg:y1="4.856cm" svg:x2="16.185cm" svg:y2="4.877cm">
          <text:p/>
        </draw:line>
        <draw:line draw:style-name="gr3" draw:text-style-name="P1" draw:layer="layout" svg:x1="13.92cm" svg:y1="3.163cm" svg:x2="14.534cm" svg:y2="3.163cm">
          <text:p/>
        </draw:line>
        <draw:frame draw:style-name="gr4" draw:text-style-name="P3" draw:layer="layout" svg:width="0.921cm" svg:height="0.826cm" svg:x="14.127cm" svg:y="5.332cm">
          <draw:text-box>
            <text:p text:style-name="P2"><text:span text:style-name="T4">V</text:span><text:span text:style-name="T3">1</text:span></text:p>
          </draw:text-box>
        </draw:frame>
        <draw:frame draw:style-name="gr4" draw:text-style-name="P3" draw:layer="layout" svg:width="0.921cm" svg:height="0.826cm" svg:x="15.675cm" svg:y="5.332cm">
          <draw:text-box>
            <text:p text:style-name="P2"><text:span text:style-name="T4">V</text:span><text:span text:style-name="T3">2</text:span></text:p>
          </draw:text-box>
        </draw:frame>
        <draw:frame draw:style-name="gr4" draw:text-style-name="P3" draw:layer="layout" svg:width="0.921cm" svg:height="0.826cm" svg:x="13.173cm" svg:y="4.432cm">
          <draw:text-box>
            <text:p text:style-name="P2"><text:span text:style-name="T1">P</text:span><text:span text:style-name="T3">1</text:span></text:p>
          </draw:text-box>
        </draw:frame>
        <draw:frame draw:style-name="gr4" draw:text-style-name="P3" draw:layer="layout" svg:width="0.921cm" svg:height="0.826cm" svg:x="13.173cm" svg:y="2.732cm">
          <draw:text-box>
            <text:p text:style-name="P2"><text:span text:style-name="T1">P</text:span><text:span text:style-name="T2">2</text:span></text:p>
          </draw:text-box>
        </draw:frame>
        <draw:frame draw:style-name="gr4" draw:text-style-name="P3" draw:layer="layout" svg:width="0.988cm" svg:height="0.826cm" svg:x="9.554cm" svg:y="2.448cm">
          <draw:text-box>
            <text:p text:style-name="P2"><text:span text:style-name="T1">m</text:span><text:span text:style-name="T2">1</text:span></text:p>
          </draw:text-box>
        </draw:frame>
        <draw:frame draw:style-name="gr4" draw:text-style-name="P3" draw:layer="layout" svg:width="0.988cm" svg:height="0.826cm" svg:x="10.096cm" svg:y="3.269cm">
          <draw:text-box>
            <text:p text:style-name="P2"><text:span text:style-name="T1">m</text:span><text:span text:style-name="T3">2</text:span></text:p>
          </draw:text-box>
        </draw:frame>
        <draw:frame draw:style-name="gr4" draw:text-style-name="P3" draw:layer="layout" svg:width="0.988cm" svg:height="0.826cm" svg:x="10.659cm" svg:y="3.797cm">
          <draw:text-box>
            <text:p text:style-name="P2"><text:span text:style-name="T1">m</text:span><text:span text:style-name="T3">3</text:span></text:p>
          </draw:text-box>
        </draw:frame>
        <draw:path draw:style-name="gr1" draw:text-style-name="P1" draw:layer="layout" svg:width="1.594cm" svg:height="2.144cm" svg:x="14.51cm" svg:y="3.246cm" svg:viewBox="0 0 1595 2145" svg:d="m7 2117c7-2173 0-2117 0-2117l71 176 169 254 205 290 296 303 339 261 211 141c36 43 304 201 297 201s-7 512-7 512l-1588 7z">
          <text:p/>
        </draw:path>
        <draw:line draw:style-name="gr5" draw:text-style-name="P1" draw:layer="layout" svg:x1="14.821cm" svg:y1="3.239cm" svg:x2="16.338cm" svg:y2="4.798cm">
          <text:p/>
        </draw:line>
        <draw:frame draw:style-name="gr4" draw:text-style-name="P3" draw:layer="layout" svg:width="2.792cm" svg:height="0.725cm" draw:transform="rotate (-0.789237887752873) translate (15.102cm 2.516cm)">
          <draw:text-box>
            <text:p text:style-name="P2"><text:span text:style-name="T1">m</text:span><text:span text:style-name="T5"> incre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Jussi Eloranta</meta:initial-creator>
    <meta:creation-date>2008-04-22T12:02:28</meta:creation-date>
    <dc:creator>Jussi Eloranta</dc:creator>
    <dc:date>2009-09-14T14:09:49</dc:date>
    <meta:editing-cycles>29</meta:editing-cycles>
    <meta:editing-duration>PT01H19M26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